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WenQuanYi Micro Hei Mono" fo:font-size="12pt" style:font-size-asian="12pt" style:font-size-complex="12pt"/>
    </style:style>
    <style:style style:name="P2" style:family="paragraph" style:parent-style-name="Preformatted_20_Text">
      <loext:graphic-properties draw:fill="solid" draw:fill-color="#000000" draw:opacity="100%"/>
      <style:paragraph-properties fo:background-color="#000000"/>
      <style:text-properties fo:color="#ffff00" style:font-name="WenQuanYi Micro Hei Mono" fo:font-size="10pt" style:font-size-asian="10pt" style:font-size-complex="10pt"/>
    </style:style>
    <style:style style:name="P3" style:family="paragraph" style:parent-style-name="Preformatted_20_Text">
      <loext:graphic-properties draw:fill="solid" draw:fill-color="#000000" draw:opacity="100%"/>
      <style:paragraph-properties fo:background-color="#000000"/>
      <style:text-properties style:font-name="WenQuanYi Micro Hei Mono" fo:font-size="10pt" style:font-size-asian="10pt" style:font-size-complex="10pt"/>
    </style:style>
    <style:style style:name="P4" style:family="paragraph" style:parent-style-name="Preformatted_20_Text">
      <loext:graphic-properties draw:fill="solid" draw:fill-color="#000000" draw:opacity="100%"/>
      <style:paragraph-properties fo:margin-top="0cm" fo:margin-bottom="0.499cm" loext:contextual-spacing="false" fo:background-color="#000000"/>
      <style:text-properties fo:color="#ffff00" style:font-name="WenQuanYi Micro Hei Mono" fo:font-size="12pt" style:font-size-asian="12pt" style:font-size-complex="12pt"/>
    </style:style>
    <style:style style:name="P5" style:family="paragraph" style:parent-style-name="Preformatted_20_Text">
      <loext:graphic-properties draw:fill="solid" draw:fill-color="#000000" draw:opacity="100%"/>
      <style:paragraph-properties fo:margin-top="0cm" fo:margin-bottom="0.499cm" loext:contextual-spacing="false" fo:background-color="#000000"/>
      <style:text-properties fo:color="#ffff00" style:font-name="WenQuanYi Micro Hei Mono" fo:font-size="10pt" style:font-size-asian="10pt" style:font-size-complex="10pt"/>
    </style:style>
    <style:style style:name="T1" style:family="text">
      <style:text-properties style:font-name="WenQuanYi Micro Hei Mono"/>
    </style:style>
    <style:style style:name="T2" style:family="text">
      <style:text-properties style:font-name="WenQuanYi Micro Hei Mono"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blog.learningtree.com/how-does-linux-boot-part-4-rescuing-a-system-with-the-grand-unified-boot-loader/" office:target-frame-name="_blank" xlink:show="new" text:style-name="Internet_20_link" text:visited-style-name="Visited_20_Internet_20_Link"><text:span text:style-name="T2">Last week</text:span></text:a><text:span text:style-name="T2"> I mentioned that systemd has replaced the traditional init program in Linux. Let’s see some capabilities it adds!</text:span></text:p>
      <text:p text:style-name="Text_20_body"><text:span text:style-name="T2">Systemd organizes tasks into </text:span><text:span text:style-name="Strong_20_Emphasis"><text:span text:style-name="T2">units</text:span></text:span><text:span text:style-name="T2"> which can include initializing hardware, mounting file systems, and starting services that will daemonize and run in the background. The </text:span><text:span text:style-name="Strong_20_Emphasis"><text:span text:style-name="T2">active units</text:span></text:span><text:span text:style-name="T2"> are those which are enabled (that is, configured to be started within the current run state) and which should have successfully run to completion or still be running as a daemon.</text:span></text:p>
      <text:p text:style-name="P1">You can list all the active units with this command:</text:p>
      <text:p text:style-name="P4">$ systemctl list-units</text:p>
      <text:p text:style-name="Text_20_body"><text:span text:style-name="T2">Some of the units are </text:span><text:span text:style-name="Strong_20_Emphasis"><text:span text:style-name="T2">targets.</text:span></text:span><text:span text:style-name="T2"> These are analogous to the run levels in SVR4, but you can tell the system to go to a state combining arbitrarily many targets of arbitrary complexity. The basic ones are </text:span><text:span text:style-name="Source_20_Text"><text:span text:style-name="T2">rescue.target</text:span></text:span><text:span text:style-name="T2">, </text:span><text:span text:style-name="Source_20_Text"><text:span text:style-name="T2">multi-user.target</text:span></text:span><text:span text:style-name="T2">, and </text:span><text:span text:style-name="Source_20_Text"><text:span text:style-name="T2">graphical.target</text:span></text:span><text:span text:style-name="T2">, analogous to the traditional run levels 1, 3, and 5, respectively. These will require (or “want”) other targets to have happened first. Maybe </text:span><text:span text:style-name="Source_20_Text"><text:span text:style-name="T2">multi-user.target</text:span></text:span><text:span text:style-name="T2"> wants </text:span><text:span text:style-name="Source_20_Text"><text:span text:style-name="T2">nfs-server.target</text:span></text:span><text:span text:style-name="T2">, which in turns needs </text:span><text:span text:style-name="Source_20_Text"><text:span text:style-name="T2">network.target</text:span></text:span><text:span text:style-name="T2">, and before that, </text:span><text:span text:style-name="Source_20_Text"><text:span text:style-name="T2">basic.target</text:span></text:span><text:span text:style-name="T2"> to do the basic system initialization, </text:span><text:span text:style-name="Source_20_Text"><text:span text:style-name="T2">local-fs.target</text:span></text:span><text:span text:style-name="T2"> to mount the local file systems, and more. You can view a list of the available targets:</text:span></text:p>
      <text:p text:style-name="P2">$ systemctl --type=target --all</text:p>
      <text:p text:style-name="P2">UNIT <text:s text:c="18"/>LOAD <text:s text:c="2"/>ACTIVE <text:s text:c="2"/>SUB <text:s text:c="3"/>JOB DESCRIPTION</text:p>
      <text:p text:style-name="P2">basic.target <text:s text:c="10"/>loaded active <text:s text:c="2"/>active <text:s text:c="4"/>Basic System</text:p>
      <text:p text:style-name="P2">cryptsetup.target <text:s text:c="5"/>loaded active <text:s text:c="2"/>active <text:s text:c="4"/>Encrypted Volumes</text:p>
      <text:p text:style-name="P2">emergency.target <text:s text:c="6"/>loaded inactive dead <text:s text:c="6"/>Emergency Mode</text:p>
      <text:p text:style-name="P2">final.target <text:s text:c="10"/>loaded inactive dead <text:s text:c="6"/>Final Step</text:p>
      <text:p text:style-name="P2">getty.target <text:s text:c="10"/>loaded active <text:s text:c="2"/>active <text:s text:c="4"/>Login Prompts</text:p>
      <text:p text:style-name="P2">graphical.target <text:s text:c="6"/>loaded active <text:s text:c="2"/>active <text:s text:c="4"/>Graphical Interface</text:p>
      <text:p text:style-name="P2">local-fs-pre.target <text:s text:c="3"/>loaded active <text:s text:c="2"/>active <text:s text:c="4"/>Local File Systems (Pre)</text:p>
      <text:p text:style-name="P2">local-fs.target <text:s text:c="7"/>loaded active <text:s text:c="2"/>active <text:s text:c="4"/>Local File Systems</text:p>
      <text:p text:style-name="P2">multi-user.target <text:s text:c="5"/>loaded active <text:s text:c="2"/>active <text:s text:c="4"/>Multi-User</text:p>
      <text:p text:style-name="P2">network.target <text:s text:c="8"/>loaded active <text:s text:c="2"/>active <text:s text:c="4"/>Network</text:p>
      <text:p text:style-name="P2">nfs.target <text:s text:c="12"/>loaded active <text:s text:c="2"/>active <text:s text:c="4"/>Network File System Client and</text:p>
      <text:p text:style-name="P2">nss-lookup.target <text:s text:c="5"/>loaded active <text:s text:c="2"/>active <text:s text:c="4"/>Host and Network Name Lookups</text:p>
      <text:p text:style-name="P2">nss-user-lookup.target loaded inactive dead <text:s text:c="6"/>User and Group Name Lookups</text:p>
      <text:p text:style-name="P2">printer.target <text:s text:c="8"/>loaded active <text:s text:c="2"/>active <text:s text:c="4"/>Printer</text:p>
      <text:p text:style-name="P2"><text:soft-page-break/>remote-fs-pre.target <text:s text:c="2"/>loaded inactive dead <text:s text:c="6"/>Remote File Systems (Pre)</text:p>
      <text:p text:style-name="P2">remote-fs.target <text:s text:c="6"/>loaded active <text:s text:c="2"/>active <text:s text:c="4"/>Remote File Systems</text:p>
      <text:p text:style-name="P2">rescue.target <text:s text:c="9"/>loaded inactive dead <text:s text:c="6"/>Rescue Mode</text:p>
      <text:p text:style-name="P2">rpcbind.target <text:s text:c="8"/>loaded active <text:s text:c="2"/>active <text:s text:c="4"/>RPC Port Mapper</text:p>
      <text:p text:style-name="P2">shutdown.target <text:s text:c="7"/>loaded inactive dead <text:s text:c="6"/>Shutdown</text:p>
      <text:p text:style-name="P2">sockets.target <text:s text:c="8"/>loaded active <text:s text:c="2"/>active <text:s text:c="4"/>Sockets</text:p>
      <text:p text:style-name="P2">sound.target <text:s text:c="10"/>loaded active <text:s text:c="2"/>active <text:s text:c="4"/>Sound Card</text:p>
      <text:p text:style-name="P2">swap.target <text:s text:c="11"/>loaded active <text:s text:c="2"/>active <text:s text:c="4"/>Swap</text:p>
      <text:p text:style-name="P2">sysinit.target <text:s text:c="8"/>loaded active <text:s text:c="2"/>active <text:s text:c="4"/>System Initialization</text:p>
      <text:p text:style-name="P2">syslog.target <text:s text:c="9"/>loaded active <text:s text:c="2"/>active <text:s text:c="4"/>Syslog</text:p>
      <text:p text:style-name="P2">time-sync.target <text:s text:c="6"/>loaded active <text:s text:c="2"/>active <text:s text:c="4"/>System Time Synchronized</text:p>
      <text:p text:style-name="P2">umount.target <text:s text:c="9"/>loaded inactive dead <text:s text:c="6"/>Unmount All Filesystems</text:p>
      <text:p text:style-name="P3"/>
      <text:p text:style-name="P2">LOAD <text:s text:c="2"/>= Reflects whether the unit definition was properly loaded.</text:p>
      <text:p text:style-name="P2">ACTIVE = The high-level unit activation state, i.e. generalization of SUB.</text:p>
      <text:p text:style-name="P2">SUB <text:s text:c="3"/>= The low-level unit activation state, values depend on unit type.</text:p>
      <text:p text:style-name="P2">JOB <text:s text:c="3"/>= Pending job for the unit.</text:p>
      <text:p text:style-name="P3"/>
      <text:p text:style-name="P2">26 loaded units listed.</text:p>
      <text:p text:style-name="P5">To show all installed unit files use 'systemctl list-unit-files'.</text:p>
      <text:p text:style-name="Text_20_body"><text:span text:style-name="T2">One of the more impressive commands has a simple directive. Try it on your system, ask about the fundamental </text:span><text:span text:style-name="Source_20_Text"><text:span text:style-name="T2">network</text:span></text:span><text:span text:style-name="T2"> service:</text:span></text:p>
      <text:p text:style-name="P4">$ systemctl show network</text:p>
      <text:p text:style-name="P1">Wow! What a lot of information that command will show! It would take a lot of commands to track down as much of this as really practical on a traditional init system, and you would have to carefully analyze all the output.</text:p>
      <text:p text:style-name="Text_20_body"><text:span text:style-name="T2">You would still end up way short of what you can get with </text:span><text:span text:style-name="Source_20_Text"><text:span text:style-name="T2">systemctl</text:span></text:span><text:span text:style-name="T2"> because, among many other things, systemd has integrated the restriction of resource use through </text:span><text:span text:style-name="Strong_20_Emphasis"><text:span text:style-name="T2">control groups</text:span></text:span><text:span text:style-name="T2"> or </text:span><text:span text:style-name="Strong_20_Emphasis"><text:span text:style-name="T2">cgroups</text:span></text:span><text:span text:style-name="T2"> into the service control system. We have just started showing people how to control resource utilization with cgroups in Learning Tree’s new </text:span><text:a xlink:type="simple" xlink:href="http://www.learningtree.com/courses/1901/linux-optimization-and-troubleshooting/" office:target-frame-name="_blank" xlink:show="new" text:style-name="Internet_20_link" text:visited-style-name="Visited_20_Internet_20_Link"><text:span text:style-name="T2">Linux optimization and troubleshooting course</text:span></text:a><text:span text:style-name="T2">.</text:span></text:p>
      <text:p text:style-name="P1">It’s an advanced course and it just started running, I’ve taught the second North American run in New York in January. While many organizations are holding off on moving the Red Hat Enterprise Linux 7 (or the corresponding CentOS 7), I found it interesting how many people wanted to do some bonus exercise work in setting up systemd services controlled by cgroups.</text:p>
      <text:p text:style-name="Text_20_body"><text:soft-page-break/><text:span text:style-name="T2">The change from init to systemd is an </text:span><text:span text:style-name="Emphasis"><text:span text:style-name="T2">enormous</text:span></text:span><text:span text:style-name="T2"> one. It completely changes system configuration, service control, hardware detection, and more. I have tried to capture the basics in what has turned into a rather large </text:span><text:a xlink:type="simple" xlink:href="http://cromwell-intl.com/linux/linux-boot.html" office:target-frame-name="_blank" xlink:show="new" text:style-name="Internet_20_link" text:visited-style-name="Visited_20_Internet_20_Link"><text:span text:style-name="T2">web page</text:span></text:a><text:span text:style-name="T2">. Check out my “</text:span><text:a xlink:type="simple" xlink:href="http://cromwell-intl.com/linux/linux-boot.html#phrasebook" office:target-frame-name="_blank" xlink:show="new" text:style-name="Internet_20_link" text:visited-style-name="Visited_20_Internet_20_Link"><text:span text:style-name="T2">phrase book</text:span></text:a><text:span text:style-name="T2">” comparing the syntax of classic init (RHEL 5), Upstart (RHEL 6), and systemd (RHEL 7, Ubuntu, Mageia, SuSE, and most of the other mainstream distros).</text:span></text:p>
      <text:p text:style-name="Text_20_body"><text:span text:style-name="T2">And, I hope to see you in one of the </text:span><text:a xlink:type="simple" xlink:href="http://www.learningtree.com/training-directory/Linux-and-UNIX-Training-9.htm" office:target-frame-name="_blank" xlink:show="new" text:style-name="Internet_20_link" text:visited-style-name="Visited_20_Internet_20_Link"><text:span text:style-name="T2">Linux courses</text:span></text:a><text:span text:style-name="T2"> so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5:50:38.153520759</meta:creation-date>
    <meta:generator>LibreOffice/5.4.3.2$Linux_X86_64 LibreOffice_project/40$Build-2</meta:generator>
    <dc:date>2017-11-28T14:41:38.541471359</dc:date>
    <meta:editing-duration>PT36S</meta:editing-duration>
    <meta:editing-cycles>1</meta:editing-cycles>
    <meta:document-statistic meta:table-count="0" meta:image-count="0" meta:object-count="0" meta:page-count="3" meta:paragraph-count="46" meta:word-count="692" meta:character-count="4923" meta:non-whitespace-character-count="3902"/>
  </office:meta>
</office:document-meta>
</file>